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FreeSans1" svg:font-family="FreeSan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9.8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subtitle">
      <style:graphic-properties draw:fill-color="#ffffff" fo:min-height="12.18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outline1">
      <style:graphic-properties fo:min-height="11.93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32pt"/>
    </style:style>
    <style:style style:name="P6" style:family="paragraph">
      <loext:graphic-properties draw:fill-color="#ffffff"/>
      <style:paragraph-properties fo:text-align="start"/>
      <style:text-properties fo:font-size="3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tyle="italic" style:font-style-asian="italic" style:font-style-complex="italic"/>
    </style:style>
    <style:style style:name="T1" style:family="text">
      <style:text-properties fo:color="#333333" style:text-outline="false" style:text-line-through-style="none" style:text-line-through-type="none" style:font-name="Open Sans" fo:font-size="32pt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.4cm" svg:height="9.8cm" svg:x="1.6cm" svg:y="5.6cm" presentation:class="title" presentation:user-transformed="true">
          <draw:text-box>
            <text:p text:style-name="P1"><text:span text:style-name="T1">Discrete Event System Modelling and Simulation with Matlab/SimEvents</text:span></text:p>
          </draw:text-box>
        </draw:frame>
        <draw:frame presentation:style-name="pr2" draw:text-style-name="P3" draw:layer="layout" svg:width="23.8cm" svg:height="3.591cm" svg:x="2.2cm" svg:y="15.969cm" presentation:class="subtitle" presentation:user-transformed="true">
          <draw:text-box>
            <text:p text:style-name="P2"><text:span text:style-name="T2">Chris Urbaniak</text:span></text:p>
            <text:p text:style-name="P2"><text:span text:style-name="T3">Hochschule Bonn-Rhein-Sieg</text:span></text:p>
            <text:p text:style-name="P2"><text:span text:style-name="T3">Stochastische Prozesse und diskrete Simulation</text:span></text:p>
            <text:p text:style-name="P2"><text:span text:style-name="T3">Sommersemester 2017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liederung</text:p>
          </draw:text-box>
        </draw:frame>
        <draw:frame presentation:style-name="pr5" draw:text-style-name="P6" draw:layer="layout" svg:width="24cm" svg:height="13.034cm" svg:x="2cm" svg:y="5.574cm" presentation:class="subtitle" presentation:user-transformed="true">
          <draw:text-box>
            <text:list text:style-name="L2">
              <text:list-item>
                <text:p text:style-name="P5">Einleitung </text:p>
              </text:list-item>
              <text:list-item>
                <text:p text:style-name="P5">Grundlagen</text:p>
                <text:list>
                  <text:list-header>
                    <text:p text:style-name="P5"><text:span text:style-name="T4">(Entity, Komponenten, System, Modell, Simulation)</text:span></text:p>
                  </text:list-header>
                </text:list>
              </text:list-item>
              <text:list-item>
                <text:p text:style-name="P5">Modellbeschreibung </text:p>
              </text:list-item>
              <text:list-item>
                <text:p text:style-name="P5">(Kurzes) Vorstellen der Simulation</text:p>
              </text:list-item>
              <text:list-item>
                <text:p text:style-name="P5">Betrachtung zweier Simulationsdurchläufe </text:p>
              </text:list-item>
              <text:list-item>
                <text:p text:style-name="P5">Fazit zu SimEvents</text:p>
              </text:list-item>
              <text:list-item>
                <text:p text:style-name="P5">Anmerkungen</text:p>
              </text:list-item>
              <text:list-item>
                <text:p text:style-name="P5">Quellen</text:p>
              </text:list-item>
              <text:list-item>
                <text:p text:style-name="P5">Fragen</text:p>
                <text:p text:style-name="P5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Einleitung SimEvents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Erweiterung des Simulink Frameworks </text:p>
                <text:p/>
              </text:list-item>
              <text:list-item>
                <text:p>Benötigt Matlab als Umgebung</text:p>
                <text:p/>
              </text:list-item>
              <text:list-item>
                <text:p>Modellierung durch Blöcke und Pfade</text:p>
                <text:p/>
              </text:list-item>
              <text:list-item>
                <text:p>Die per Drag &amp; Drop eingefügt wer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rundlagen I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Entity </text:p>
              </text:list-header>
              <text:list-item>
                <text:p>Begriff aus SimEvents</text:p>
              </text:list-item>
              <text:list-item>
                <text:p>Bezeichnet Objekte von Interesse für Simulation</text:p>
              </text:list-item>
              <text:list-item>
                <text:p>Beispiele sind: Patienten, Besucher, Autos… je nach Modell unterschiedlich</text:p>
              </text:list-item>
              <text:list-item>
                <text:p>Werden unter SimEvents nicht graphisch dargestell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rundlagen II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Komponenten von SimEvents</text:p>
              </text:list-header>
              <text:list-item>
                <text:p>Bezeichnung für Blöcke</text:p>
              </text:list-item>
              <text:list-item>
                <text:p>Wichtigste Blöcke sind</text:p>
                <text:p>→ Generatoren</text:p>
                <text:p>→ Queues</text:p>
                <text:p>→ Server </text:p>
                <text:p>→ Timer </text:p>
                <text:p>→ Sinks</text:p>
              </text:list-item>
              <text:list-item>
                <text:p>Werden graphisch dargestell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rundlagen II Zusatz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TODO Bild von Generator Queue und Server um Blöcke zu zei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rundlagen III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</text:list>
            <text:p text:style-name="P8">„Menge von Komponenten, die in Beziehung</text:p>
            <text:p text:style-name="P8">stehen und interagieren (z.B. Biotop, Fabrik, Straßennetz mit Fahrzeugen, Sonnensystem mit Planeten)“*</text:p>
            <text:p text:style-name="P8"/>
            <text:p>*Norbert Th. Müller „Einführung in die ereignisgesteuerte Simulation“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rundlagen IV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header>
                <text:p>Modell, Modellierung, Simulation</text:p>
              </text:list-header>
              <text:list-item>
                <text:p>Modell: Vereinfachte Darstellung eines Systems</text:p>
              </text:list-item>
              <text:list-item>
                <text:p>Beinhaltet nur Kernkomponenten</text:p>
                <text:p/>
              </text:list-item>
              <text:list-item>
                <text:p>Modellierung: Entwicklung eines Modells</text:p>
                <text:p/>
              </text:list-item>
              <text:list-item>
                <text:p>Simulation: Experimente am Mode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odellbeschreibung I</text:p>
          </draw:text-box>
        </draw:frame>
        <draw:frame presentation:style-name="pr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Mensamodell</text:p>
              </text:list-header>
              <text:list-item>
                <text:p>3 Gerichte: Burger(50%), Salat(30%), Bockwurst(20%)</text:p>
              </text:list-item>
              <text:list-item>
                <text:p>Unterscheidung: Mit Karte, bar Zahlender</text:p>
              </text:list-item>
              <text:list-item>
                <text:p>Unterschiedliche Bedienzeiten für Bezahlung</text:p>
                <text:p>10s Karte, 40s bar</text:p>
              </text:list-item>
              <text:list-item>
                <text:p>3 Kassen: 1 für Karten, 2 für Barzahler</text:p>
              </text:list-item>
              <text:list-item>
                <text:p>Unterschiedliche Bedienzeiten für Essen: 45s Wurst, Burger; 60s Salat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odellbeschreibung II</text:p>
          </draw:text-box>
        </draw:frame>
        <draw:frame presentation:style-name="pr7" draw:layer="layout" svg:width="24cm" svg:height="12.18cm" svg:x="2cm" svg:y="6cm" presentation:class="outline">
          <draw:text-box>
            <text:list text:style-name="L3">
              <text:list-item>
                <text:p>Öffnungsdauer 3h</text:p>
              </text:list-item>
              <text:list-item>
                <text:p>200 Kunden pro Stunde</text:p>
              </text:list-item>
              <text:list-item>
                <text:p>Begrenzte Geduld 180s-300s</text:p>
              </text:list-item>
              <text:list-item>
                <text:p>Schlangen können beliebig lang sein</text:p>
              </text:list-item>
              <text:list-item>
                <text:p>Mensa nicht im Fassungsvermögen beschränkt</text:p>
              </text:list-item>
              <text:list-item>
                <text:p>Sekunde als Simulationseinhe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FreeSans1" svg:font-family="FreeSans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pitch-asian="variable" style:font-size-asian="12pt" style:language-asian="hi" style:country-asian="IN"/>
    </style:style>
    <style:style style:name="Rahmeninhalt" style:family="graphic">
      <style:paragraph-properties style:text-autospace="none"/>
    </style:style>
    <style:style style:name="Abbildung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Tabellen_20_Inhalt" style:display-name="Tabellen Inhalt" style:family="graphic">
      <style:paragraph-properties style:text-autospace="none"/>
    </style:style>
    <style:style style:name="Verzeichnis" style:family="graphic">
      <style:paragraph-properties style:text-autospace="none"/>
      <style:text-properties style:font-name-asian="FreeSans" style:font-family-asian="FreeSans" style:font-family-generic-asian="swiss"/>
    </style:style>
    <style:style style:name="Liste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FreeSans1" style:font-family-asian="FreeSans" style:font-pitch-asian="variable" style:font-size-asian="24pt" style:font-weight-asian="bold" style:font-weight-complex="bold"/>
    </style:style>
    <style:style style:name="Internetverknüpfung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 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 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3T00:55:25.144451453</meta:creation-date>
    <meta:editing-duration>PT13M20S</meta:editing-duration>
    <meta:editing-cycles>3</meta:editing-cycles>
    <meta:generator>LibreOffice/5.3.1.2$Linux_X86_64 LibreOffice_project/30m0$Build-2</meta:generator>
    <dc:date>2017-07-03T02:28:27.825043476</dc:date>
    <meta:document-statistic meta:object-count="7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